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14" table:default-cell-style-name="ce20"/>
        <table:table-column table:style-name="co13" table:default-cell-style-name="ce20"/>
        <table:table-column table:style-name="co10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0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31"/>
          <table:table-cell table:style-name="ce21" table:number-columns-repeated="37"/>
          <table:table-cell table:style-name="ce26"/>
          <table:table-cell table:style-name="ce21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1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9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31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9" table:default-cell-style-name="ce20"/>
        <table:table-column table:style-name="co31" table:default-cell-style-name="ce20"/>
        <table:table-column table:style-name="co57" table:default-cell-style-name="ce20"/>
        <table:table-column table:style-name="co36" table:default-cell-style-name="ce20"/>
        <table:table-column table:style-name="co28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9" table:default-cell-style-name="ce20"/>
        <table:table-column table:style-name="co61" table:default-cell-style-name="ce20"/>
        <table:table-column table:style-name="co29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9" table:default-cell-style-name="ce20"/>
        <table:table-column table:style-name="co73" table:default-cell-style-name="ce20"/>
        <table:table-column table:style-name="co81" table:default-cell-style-name="ce20"/>
        <table:table-column table:style-name="co28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row table:style-name="ro1">
          <table:table-cell table:number-columns-repeated="3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2" table:number-columns-repeated="1020" table:default-cell-style-name="ce20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 style:data-style-name="N2" text:time-value="11:34:21.8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8T11:38:27.793000000</dc:date>
    <meta:editing-duration>P9DT7M49S</meta:editing-duration>
    <meta:editing-cycles>3955</meta:editing-cycles>
    <meta:document-statistic meta:table-count="6" meta:cell-count="10833" meta:object-count="0"/>
    <meta:user-defined meta:name="qrichtext">1</meta:user-defined>
  </office:meta>
</office:document-meta>
</file>